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3" svg:font-family="Arial" style:font-adornments="Regular"/>
    <style:font-face style:name="ＭＳ Ｐゴシック2" svg:font-family="'ＭＳ Ｐゴシック'"/>
    <style:font-face style:name="Arial5" svg:font-family="Arial" style:font-family-generic="swiss"/>
    <style:font-face style:name="Calibri" svg:font-family="Calibri" style:font-family-generic="swiss"/>
    <style:font-face style:name="Arial4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2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margin-top="0.051cm" fo:margin-bottom="0cm" fo:text-indent="0cm"/>
      <style:text-properties fo:hyphenate="false" loext:hyphenation-no-caps="false"/>
    </style:style>
    <style:style style:name="P5" style:family="paragraph">
      <style:paragraph-properties fo:margin-left="0cm" fo:margin-right="0cm" fo:text-indent="0cm"/>
      <style:text-properties fo:hyphenate="false" loext:hyphenation-no-caps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4pt" fo:letter-spacing="normal" fo:language="en" fo:country="US" fo:font-style="normal" style:text-underline-style="none" fo:font-weight="normal" style:font-name-asian="ＭＳ Ｐゴシック2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6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Status upd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arlstad University</text:span></text:p>
                  </text:list-item>
                  <text:list-item>
                    <text:p text:style-name="P4"><text:span text:style-name="T2">Project</text:span></text:p>
                  </text:list-item>
                </text:list>
              </text:list-item>
              <text:list-item>
                <text:p text:style-name="P5"><text:span text:style-name="T2">Plan for next meeting</text:span></text:p>
              </text:list-item>
            </text:list>
          </draw:text-box>
        </draw:frame>
        <draw:custom-shape draw:name="TextBox 10" draw:style-name="gr1" draw:text-style-name="P8" draw:layer="layout" svg:width="22.2cm" svg:height="2.088cm" svg:x="1.5cm" svg:y="7.714cm">
          <text:p text:style-name="P7"><text:span text:style-name="T3">Status update and planning for next meeting</text:span></text:p>
          <text:p text:style-name="P7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Technical Report</text:span></text:p>
          </draw:text-box>
        </draw:frame>
        <draw:frame draw:name="Content Placeholder 2_1" presentation:style-name="pr5" draw:text-style-name="P13" draw:layer="layout" svg:width="22.478cm" svg:height="14.439cm" svg:x="1.906cm" svg:y="2.3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Updated version on Github</text:span></text:p>
                <text:list>
                  <text:list-item>
                    <text:p text:style-name="P12"><text:span text:style-name="T6">I found it hard to read the comments in the email while </text:span><text:span text:style-name="T6">changing the sections. Therefore, I propose adding the </text:span><text:span text:style-name="T6">comments directly to the document using todonotes.</text:span></text:p>
                  </text:list-item>
                  <text:list-item>
                    <text:p xml:id="id1" text:id="id1" text:style-name="P12"><text:span text:style-name="T6">The Overleaf document does not allow me to switch </text:span><text:span text:style-name="T6">Github repos. I will fix that soon.</text:span></text:p>
                    <text:p text:style-name="P12"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1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Code work</text:span></text:p>
          </draw:text-box>
        </draw:frame>
        <draw:frame draw:name="Content Placeholder 2_0" presentation:style-name="pr5" draw:text-style-name="P13" draw:layer="layout" svg:width="22.478cm" svg:height="14.439cm" svg:x="1.906cm" svg:y="2.3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Things that I don’t know how to do:</text:span></text:p>
                <text:list>
                  <text:list-item>
                    <text:p text:style-name="P12"><text:span text:style-name="T6">How to add a new eBPF program type</text:span></text:p>
                    <text:list>
                      <text:list-item>
                        <text:p text:style-name="P12"><text:span text:style-name="T6">Is it enough to add the type to the bpf_prog_type enum?</text:span></text:p>
                      </text:list-item>
                      <text:list-item>
                        <text:p xml:id="id2" text:id="id2" text:style-name="P12"><text:span text:style-name="T6">Does the bpf system call attach eBPF code to hooks in some situations, or do we always use a second system call for the returned file descriptor?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Code work</text:span></text:p>
          </draw:text-box>
        </draw:frame>
        <draw:frame draw:name="Content Placeholder 2_3" presentation:style-name="pr5" draw:text-style-name="P13" draw:layer="layout" svg:width="22.478cm" svg:height="14.439cm" svg:x="1.906cm" svg:y="2.3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Cong Wang’s draft:</text:span></text:p>
                <text:list>
                  <text:list-item>
                    <text:p text:style-name="P12"><text:span text:style-name="T6">How does the skbuff.rbnode work within and outside of Qdiscs?</text:span></text:p>
                  </text:list-item>
                  <text:list-item>
                    <text:p xml:id="id3" text:id="id3" text:style-name="P12"><text:span text:style-name="T6">The priority queues seem to use priority queues for classes on enqueue, but a separate priority queue for flows on dequeue.</text:span></text:p>
                  </text:list-item>
                  <text:list-item>
                    <text:p xml:id="id4" text:id="id4" text:style-name="P12"><text:span text:style-name="T6">The rank used in the priority queue does not seem to be defined anyware.</text:span></text:p>
                  </text:list-item>
                </text:list>
              </text:list-item>
              <text:list-item>
                <text:p xml:id="id5" text:id="id5" text:style-name="P12"><text:span text:style-name="T6">Libbpf</text:span></text:p>
                <text:list>
                  <text:list-item>
                    <text:p xml:id="id6" text:id="id6" text:style-name="P12"><text:span text:style-name="T6">How would you refer to different sections within a eBPF program in C?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3" svg:font-family="Arial" style:font-adornments="Regular"/>
    <style:font-face style:name="ＭＳ Ｐゴシック2" svg:font-family="'ＭＳ Ｐゴシック'"/>
    <style:font-face style:name="Arial5" svg:font-family="Arial" style:font-family-generic="swiss"/>
    <style:font-face style:name="Calibri" svg:font-family="Calibri" style:font-family-generic="swiss"/>
    <style:font-face style:name="Arial4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2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58</meta:editing-cycles>
    <meta:print-date>2012-08-19T23:11:28</meta:print-date>
    <meta:creation-date>2010-09-02T14:05:49</meta:creation-date>
    <dc:date>2021-05-10T15:02:31.024131324</dc:date>
    <meta:editing-duration>P7DT30M18S</meta:editing-duration>
    <meta:generator>LibreOffice/7.0.5.2$Linux_X86_64 LibreOffice_project/00$Build-2</meta:generator>
    <meta:document-statistic meta:object-count="70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